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hatch-name="hatch"/>
      <style:paragraph-properties fo:margin-left="0in" fo:margin-right="0in" fo:line-height="200%" fo:text-indent="0in" style:auto-text-indent="true"/>
      <style:text-properties officeooo:rsid="000e7237" officeooo:paragraph-rsid="000e7237"/>
    </style:style>
    <style:style style:name="P2" style:family="paragraph" style:parent-style-name="Standard">
      <loext:graphic-properties draw:fill-hatch-name="hatch"/>
      <style:paragraph-properties fo:margin-left="0in" fo:margin-right="0in" fo:line-height="200%" fo:text-indent="0in" style:auto-text-indent="true"/>
      <style:text-properties officeooo:rsid="000f3ce2" officeooo:paragraph-rsid="000f3ce2"/>
    </style:style>
    <style:style style:name="P3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officeooo:rsid="000e7237" officeooo:paragraph-rsid="000c8347"/>
    </style:style>
    <style:style style:name="P4" style:family="paragraph" style:parent-style-name="Standard">
      <loext:graphic-properties draw:fill-gradient-name="Gradient_20_1" draw:fill-hatch-name="hatch"/>
      <style:paragraph-properties fo:margin-left="0in" fo:margin-right="0in" fo:line-height="200%" fo:text-align="center" style:justify-single-word="false" fo:text-indent="0in" style:auto-text-indent="false"/>
      <style:text-properties fo:font-size="28pt" fo:font-weight="bold" officeooo:rsid="001064e3" officeooo:paragraph-rsid="001064e3" style:font-size-asian="28pt" style:font-weight-asian="bold" style:font-size-complex="28pt" style:font-weight-complex="bold"/>
    </style:style>
    <style:style style:name="P5" style:family="paragraph" style:parent-style-name="Standard">
      <loext:graphic-properties draw:fill-gradient-name="Gradient_20_1" draw:fill-hatch-name="hatch"/>
      <style:paragraph-properties fo:margin-left="0in" fo:margin-right="0in" fo:line-height="200%" fo:text-align="center" style:justify-single-word="false" fo:text-indent="0in" style:auto-text-indent="false"/>
      <style:text-properties fo:font-size="28pt" fo:font-weight="normal" officeooo:rsid="001064e3" officeooo:paragraph-rsid="001064e3" style:font-size-asian="28pt" style:font-weight-asian="normal" style:font-size-complex="28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500 Daily Saxophone Etudes</text:p>
      <text:p text:style-name="P5">Rex Dje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officeooo:rsid="000e7237" officeooo:paragraph-rsid="000c8347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1:13:13.924013077</meta:creation-date>
    <dc:date>2023-06-09T02:12:51.794193082</dc:date>
    <meta:editing-duration>PT15M2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" meta:word-count="6" meta:character-count="35" meta:non-whitespace-character-count="31"/>
  </office:meta>
</office:document-meta>
</file>